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3.889cm"/>
    </style:style>
    <style:style style:name="Table1.B"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97533" officeooo:paragraph-rsid="00097533"/>
    </style:style>
    <style:style style:name="P2" style:family="paragraph" style:parent-style-name="Text_20_body">
      <style:text-properties officeooo:rsid="00097533" officeooo:paragraph-rsid="00097533"/>
    </style:style>
    <style:style style:name="P3" style:family="paragraph" style:parent-style-name="Text_20_body">
      <style:text-properties officeooo:rsid="000b6751" officeooo:paragraph-rsid="000b6751"/>
    </style:style>
    <style:style style:name="P4" style:family="paragraph" style:parent-style-name="Text_20_body">
      <style:text-properties officeooo:rsid="000b836a" officeooo:paragraph-rsid="000b836a"/>
    </style:style>
    <style:style style:name="P5" style:family="paragraph" style:parent-style-name="Text_20_body" style:list-style-name="L1">
      <style:text-properties officeooo:rsid="000b6751" officeooo:paragraph-rsid="000b6751"/>
    </style:style>
    <style:style style:name="P6" style:family="paragraph" style:parent-style-name="Text_20_body" style:list-style-name="L2">
      <style:text-properties officeooo:rsid="000b6751" officeooo:paragraph-rsid="000b6751"/>
    </style:style>
    <style:style style:name="P7" style:family="paragraph" style:parent-style-name="Text_20_body" style:list-style-name="L4"/>
    <style:style style:name="P8" style:family="paragraph" style:parent-style-name="Text_20_body" style:list-style-name="L4">
      <style:text-properties officeooo:rsid="000f90f4" officeooo:paragraph-rsid="000f90f4"/>
    </style:style>
    <style:style style:name="P9" style:family="paragraph" style:parent-style-name="Text_20_body">
      <style:text-properties officeooo:rsid="000f90f4" officeooo:paragraph-rsid="0011a44a"/>
    </style:style>
    <style:style style:name="P10" style:family="paragraph" style:parent-style-name="Text_20_body">
      <style:text-properties officeooo:paragraph-rsid="0006f8a6"/>
    </style:style>
    <style:style style:name="P11" style:family="paragraph" style:parent-style-name="Text_20_body">
      <style:text-properties officeooo:rsid="0011a44a" officeooo:paragraph-rsid="0011a44a"/>
    </style:style>
    <style:style style:name="P12" style:family="paragraph" style:parent-style-name="Heading_20_1">
      <style:text-properties officeooo:rsid="0006d6b3" officeooo:paragraph-rsid="0006d6b3"/>
    </style:style>
    <style:style style:name="P13" style:family="paragraph" style:parent-style-name="Heading_20_2">
      <style:text-properties officeooo:rsid="0006d6b3" officeooo:paragraph-rsid="0006d6b3"/>
    </style:style>
    <style:style style:name="P14" style:family="paragraph" style:parent-style-name="Heading_20_2" style:list-style-name="">
      <style:text-properties officeooo:rsid="0006f8a6" officeooo:paragraph-rsid="0006f8a6"/>
    </style:style>
    <style:style style:name="P15" style:family="paragraph" style:parent-style-name="Heading_20_2">
      <style:text-properties officeooo:rsid="000b836a" officeooo:paragraph-rsid="000b836a"/>
    </style:style>
    <style:style style:name="P16" style:family="paragraph" style:parent-style-name="Heading_20_2">
      <style:text-properties officeooo:rsid="000f90f4" officeooo:paragraph-rsid="000f90f4"/>
    </style:style>
    <style:style style:name="P17" style:family="paragraph" style:parent-style-name="Heading_20_2">
      <style:text-properties officeooo:rsid="0011a44a" officeooo:paragraph-rsid="0011a44a"/>
    </style:style>
    <style:style style:name="P18" style:family="paragraph" style:parent-style-name="Heading_20_2">
      <style:paragraph-properties fo:break-before="page"/>
      <style:text-properties officeooo:rsid="0006f8a6" officeooo:paragraph-rsid="0006f8a6"/>
    </style:style>
    <style:style style:name="P19" style:family="paragraph" style:parent-style-name="Heading_20_3">
      <style:text-properties officeooo:rsid="000b6751" officeooo:paragraph-rsid="000b6751"/>
    </style:style>
    <style:style style:name="P20" style:family="paragraph" style:parent-style-name="Heading_20_3">
      <style:text-properties officeooo:rsid="000f90f4" officeooo:paragraph-rsid="000f90f4"/>
    </style:style>
    <style:style style:name="T1" style:family="text">
      <style:text-properties officeooo:rsid="000f90f4"/>
    </style:style>
    <style:style style:name="T2" style:family="text">
      <style:text-properties officeooo:rsid="0011a44a"/>
    </style:style>
    <style:style style:name="T3" style:family="text">
      <style:text-properties officeooo:rsid="000b6751"/>
    </style:style>
    <style:style style:name="T4"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CSI2SD Quick Start Guide</text:h>
      <text:h text:style-name="P13" text:outline-level="2">Configuration</text:h>
      <text:p text:style-name="P2">Configuration settings are stored on the SD card. The settings can be managed by the scsi2sd-util6 program, which connects to the board over USB. The SD card must be inserted into the SCSI2SD board for this to work.</text:p>
      <text:p text:style-name="P2">Note that in previous SCSI2SD hardware versions the configuration was stored internally to the device and not on the SD card.</text:p>
      <text:p text:style-name="P2">Please download a copy of scsi2sd-util6 from <text:a xlink:type="simple" xlink:href="http://www.codesrc.com/files/scsi2sd-v6/latest" text:style-name="Internet_20_link" text:visited-style-name="Visited_20_Internet_20_Link">http://www.codesrc.com/files/scsi2sd-v6/latest</text:a></text:p>
      <text:p text:style-name="P2">The default options are very conservative to ensure the device works with most older SCSI hosts “out of the box”. You may wish to enable some of the performance options if you’re using the board with a SCSI2 system instead of an older SASI/SCSI1 system.</text:p>
      <table:table table:name="Table1" table:style-name="Table1">
        <table:table-column table:style-name="Table1.A"/>
        <table:table-column table:style-name="Table1.B"/>
        <table:table-row>
          <table:table-cell table:style-name="Table1.A1" office:value-type="string">
            <text:p text:style-name="P1">Option</text:p>
          </table:table-cell>
          <table:table-cell table:style-name="Table1.B1" office:value-type="string">
            <text:p text:style-name="P1">Default value</text:p>
          </table:table-cell>
        </table:table-row>
        <table:table-row>
          <table:table-cell table:style-name="Table1.A2" office:value-type="string">
            <text:p text:style-name="P1">SCSI ID</text:p>
          </table:table-cell>
          <table:table-cell table:style-name="Table1.B2" office:value-type="string">
            <text:p text:style-name="P1">0</text:p>
          </table:table-cell>
        </table:table-row>
        <table:table-row>
          <table:table-cell table:style-name="Table1.A2" office:value-type="string">
            <text:p text:style-name="P1">Virtual disk size</text:p>
          </table:table-cell>
          <table:table-cell table:style-name="Table1.B2" office:value-type="string">
            <text:p text:style-name="P1">2GB</text:p>
          </table:table-cell>
        </table:table-row>
        <table:table-row>
          <table:table-cell table:style-name="Table1.A2" office:value-type="string">
            <text:p text:style-name="P1">Terminator</text:p>
          </table:table-cell>
          <table:table-cell table:style-name="Table1.B2" office:value-type="string">
            <text:p text:style-name="P1">Enabled</text:p>
          </table:table-cell>
        </table:table-row>
      </table:table>
      <text:h text:style-name="P13" text:outline-level="2">Connecting to your system</text:h>
      <text:h text:style-name="P19" text:outline-level="3">Termination</text:h>
      <text:p text:style-name="P3">Both ends of the SCSI chain must be terminated. Insufficient termination, or excess termination, will cause the SCSI chain to misbehave or not work at all.</text:p>
      <text:list xml:id="list952477426593585234" text:style-name="L1">
        <text:list-item>
          <text:p text:style-name="P5">If the SCSI2SD is the only SCSI device, then termination must be enabled (default)</text:p>
        </text:list-item>
      </text:list>
      <text:h text:style-name="P19" text:outline-level="3">Power</text:h>
      <text:p text:style-name="P3">The SCSI2SD may be powered by either the SCSI cable (ie. self-powered), floppy connector, or USB cable.</text:p>
      <text:list xml:id="list4289325620574436536" text:style-name="L2">
        <text:list-item>
          <text:p text:style-name="P6">Some systems do NOT provide power over the SCSI cable, including many musical samplers.</text:p>
        </text:list-item>
        <text:list-item>
          <text:p text:style-name="P6">The SCSI2SD is a 5V device. Do not swap 5V and 12V wires if making a DIY floppy power cable. It’s best to simply never connect the 12V wire.</text:p>
        </text:list-item>
      </text:list>
      <text:h text:style-name="P14" text:outline-level="2"/>
      <text:h text:style-name="P18" text:outline-level="2">Firmware Updates</text:h>
      <text:p text:style-name="P10"><text:span text:style-name="T3">Updates are performed over USB using the standard Device Firmware Upgrade device class. scsi2sd-util6 provides a simple interface to dfu-util (</text:span><text:a xlink:type="simple" xlink:href="http://dfu-util.sourceforge.net/" text:style-name="Internet_20_link" text:visited-style-name="Visited_20_Internet_20_Link"><text:span text:style-name="T3">http://dfu-util.sourceforge.net</text:span></text:a><text:span text:style-name="T3">) for updating the firmware.</text:span></text:p>
      <text:h text:style-name="P16" text:outline-level="2">Microsoft Windows</text:h>
      <text:p text:style-name="P9"><text:span text:style-name="T2">The dfu-util.exe program must be in the same location as scsi2sd-util6.exe. A copy may be downloaded from the same place as scsi2sd-util6.</text:span></text:p>
      <text:p text:style-name="P9"><text:span text:style-name="T2">A driver is required for firmware updates. Please download and install from </text:span><text:a xlink:type="simple" xlink:href="http://www.codesrc.com/files/scsi2sd-v6/latest/windows/driver" text:style-name="Internet_20_link" text:visited-style-name="Visited_20_Internet_20_Link"><text:span text:style-name="T2">http://www.codesrc.com/files/scsi2sd-v6/latest/windows/driver</text:span></text:a><text:span text:style-name="T2">. </text:span></text:p>
      <text:h text:style-name="P17" text:outline-level="2">Apple OSX</text:h>
      <text:p text:style-name="P9"><text:span text:style-name="T2">The dfu-util.exe program may be either in the same location as scsi2sd-util6.exe, on available on the $PATH. A copy is included in the scsi2sd-util .dmg file.</text:span></text:p>
      <text:h text:style-name="P17" text:outline-level="2">Linux</text:h>
      <text:p text:style-name="P11">Please install your distributions dfu-util package.</text:p>
      <text:p text:style-name="P11">eg. Debian/Ubuntu: <text:span text:style-name="T4">sudo aptitude install dfu-util</text:span></text:p>
      <text:h text:style-name="P20" text:outline-level="3">Failsafe Firmware Updates</text:h>
      <text:p text:style-name="Text_20_body"><text:span text:style-name="T1">A failsafe update is only necessary if a normal update attempt fails unexpectedly (eg. the cable was removed before it was complete), or if bad development firmware was loaded onto the board. </text:span>To <text:span text:style-name="T1">force a firmware update</text:span> the SCSI2SD needs to be reset into the bootloader mode. </text:p>
      <text:list xml:id="list2697102452053863579" text:style-name="L4">
        <text:list-item>
          <text:p text:style-name="P7">Place a shunt over the jumper labelled “BOOTLDR”</text:p>
        </text:list-item>
        <text:list-item>
          <text:p text:style-name="P7">Reset the device (ie. remove all sources of power then reconnect the USB cable).</text:p>
        </text:list-item>
        <text:list-item>
          <text:p text:style-name="P8">Update firmware as usual.</text:p>
        </text:list-item>
      </text:list>
      <text:h text:style-name="P15" text:outline-level="2">Bug Reports</text:h>
      <text:p text:style-name="P4">Please report all issues to <text:a xlink:type="simple" xlink:href="mailto:michael@codesrc.com" text:style-name="Internet_20_link" text:visited-style-name="Visited_20_Internet_20_Link">michael@codesrc.com</text:a>. <text:s/>Please state the brand and model/size of SD card being used, as well as the SCSI host system (eg. “Apple Mac OS 7.5.3” or “Akai S3200”).</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d6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cMaster</meta:initial-creator>
    <meta:creation-date>2016-05-26T21:47:21.636270261</meta:creation-date>
    <dc:date>2016-08-13T23:18:06.659754817</dc:date>
    <dc:creator>Michael McMaster</dc:creator>
    <meta:editing-duration>PT31M35S</meta:editing-duration>
    <meta:editing-cycles>10</meta:editing-cycles>
    <meta:generator>LibreOffice/5.1.5.2$Linux_X86_64 LibreOffice_project/10m0$Build-2</meta:generator>
    <meta:document-statistic meta:table-count="1" meta:image-count="0" meta:object-count="0" meta:page-count="2" meta:paragraph-count="39" meta:word-count="456" meta:character-count="2837" meta:non-whitespace-character-count="2423"/>
  </office:meta>
</office:document-meta>
</file>